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title">
      <style:graphic-properties fo:min-height="2.629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style:text-properties fo:color="#008000" style:font-name="0" fo:font-size="16pt" fo:font-style="normal" fo:font-weight="normal" style:font-size-asian="16pt" style:font-style-asian="normal" style:font-weight-asian="normal" style:font-name-complex="0" style:font-size-complex="16pt" style:font-style-complex="normal" style:font-weight-complex="normal"/>
    </style:style>
    <style:style style:name="P16"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fo:color="#008000" style:font-name="0" fo:font-size="16pt" fo:font-weight="normal" style:font-size-asian="16pt" style:font-weight-asian="normal" style:font-name-complex="0" style:font-size-complex="16pt" style:font-weight-complex="normal"/>
    </style:style>
    <style:style style:name="T31" style:family="text">
      <style:text-properties fo:color="#000000" style:font-name="0" fo:font-size="16pt" fo:font-weight="normal" style:font-size-asian="16pt" style:font-weight-asian="normal" style:font-name-complex="0" style:font-size-complex="16pt" style:font-weight-complex="normal"/>
    </style:style>
    <style:style style:name="T32" style:family="text">
      <style:text-properties fo:color="#7d9029" style:font-name="0" fo:font-size="16pt" fo:font-weight="normal" style:font-size-asian="16pt" style:font-weight-asian="normal" style:font-name-complex="0" style:font-size-complex="16pt" style:font-weight-complex="normal"/>
    </style:style>
    <style:style style:name="T33" style:family="text">
      <style:text-properties fo:color="#ba2121" style:font-name="0" fo:font-size="16pt" fo:font-weight="normal" style:font-size-asian="16pt" style:font-weight-asian="normal" style:font-name-complex="0" style:font-size-complex="16pt" style:font-weight-complex="normal"/>
    </style:style>
    <style:style style:name="T34" style:family="text">
      <style:text-properties fo:color="#008000" style:font-name="0" fo:font-size="16pt" fo:font-weight="normal" style:font-weight-asian="normal" style:font-name-complex="0" style:font-weight-complex="normal"/>
    </style:style>
    <style:style style:name="T35" style:family="text">
      <style:text-properties fo:color="#000000" style:font-name="0" fo:font-size="16pt" fo:font-weight="normal" style:font-weight-asian="normal" style:font-name-complex="0" style:font-weight-complex="normal"/>
    </style:style>
    <style:style style:name="T36" style:family="text">
      <style:text-properties fo:color="#7d9029" style:font-name="0" fo:font-size="16pt" fo:font-weight="normal" style:font-weight-asian="normal" style:font-name-complex="0" style:font-weight-complex="normal"/>
    </style:style>
    <style:style style:name="T37" style:family="text">
      <style:text-properties fo:color="#ba2121" style:font-name="0" fo:font-size="16pt" fo:font-weight="normal" style:font-weight-asian="normal" style:font-name-complex="0" style:font-weight-complex="normal"/>
    </style:style>
    <style:style style:name="T38" style:family="text">
      <style:text-properties style:font-name="Source Code Pro" fo:font-style="normal" style:font-style-asian="normal" style:font-style-complex="normal"/>
    </style:style>
    <style:style style:name="T39"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27" presentation:class="page"/>
          <draw:frame presentation:style-name="pr16" draw:text-style-name="P4"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9"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Asking Questions: Example</text:p>
          </draw:text-box>
        </draw:frame>
        <draw:frame draw:style-name="gr5" draw:text-style-name="P15" draw:layer="layout" svg:width="26.168cm" svg:height="10.848cm" svg:x="0.952cm" svg:y="3.89cm">
          <draw:text-box>
            <text:p><text:span text:style-name="T30">&lt;ask&gt;</text:span></text:p>
            <text:p><text:span text:style-name="T30"><text:s text:c="2"/></text:span><text:span text:style-name="T30">&lt;title&gt;Country Settings&lt;/title&gt;</text:span></text:p>
            <text:p><text:span text:style-name="T30"><text:s text:c="2"/></text:span><text:span text:style-name="T30">&lt;question&gt;</text:span><text:span text:style-name="T31">Which keymap will you use?</text:span><text:span text:style-name="T30">&lt;/question&gt;</text:span></text:p>
            <text:p><text:span text:style-name="T30"><text:s text:c="2"/></text:span><text:span text:style-name="T30">&lt;pathlist </text:span><text:span text:style-name="T32">config:type=</text:span><text:span text:style-name="T33">"list"</text:span><text:span text:style-name="T30">&gt;</text:span></text:p>
            <text:p><text:span text:style-name="T30"><text:s text:c="4"/></text:span><text:span text:style-name="T30">&lt;path&gt;</text:span><text:span text:style-name="T31">keyboard,keymap</text:span><text:span text:style-name="T30">&lt;/path&gt;</text:span></text:p>
            <text:p><text:span text:style-name="T30"><text:s text:c="2"/></text:span><text:span text:style-name="T30">&lt;/pathlist&gt;</text:span></text:p>
            <text:p><text:span text:style-name="T30"><text:s text:c="2"/></text:span><text:span text:style-name="T30">&lt;selection </text:span><text:span text:style-name="T32">config:type=</text:span><text:span text:style-name="T33">"list"</text:span><text:span text:style-name="T30">&gt;</text:span></text:p>
            <text:p><text:span text:style-name="T30"><text:s text:c="4"/></text:span><text:span text:style-name="T30">&lt;entry&gt;</text:span></text:p>
            <text:p><text:span text:style-name="T30"><text:s text:c="6"/></text:span><text:span text:style-name="T30">&lt;value&gt;</text:span><text:span text:style-name="T31">english</text:span><text:span text:style-name="T30">&lt;/value&gt;&lt;label&gt;</text:span><text:span text:style-name="T31">English</text:span><text:span text:style-name="T30">&lt;/label&gt;</text:span></text:p>
            <text:p><text:span text:style-name="T30"><text:s text:c="4"/></text:span><text:span text:style-name="T30">&lt;/entry&gt;</text:span></text:p>
            <text:p><text:span text:style-name="T30"><text:s text:c="4"/></text:span><text:span text:style-name="T30">&lt;entry&gt;</text:span></text:p>
            <text:p><text:span text:style-name="T30"><text:s text:c="6"/></text:span><text:span text:style-name="T30">&lt;value&gt;</text:span><text:span text:style-name="T31">german</text:span><text:span text:style-name="T30">&lt;/value&gt;&lt;label&gt;</text:span><text:span text:style-name="T31">German</text:span><text:span text:style-name="T30">&lt;/label&gt;</text:span></text:p>
            <text:p><text:span text:style-name="T30"><text:s text:c="4"/></text:span><text:span text:style-name="T30">&lt;/entry&gt;</text:span></text:p>
            <text:p><text:span text:style-name="T30"><text:s text:c="2"/></text:span><text:span text:style-name="T30">&lt;/selection&gt;</text:span></text:p>
            <text:p><text:span text:style-name="T30">&lt;/ask&gt;</text:span></text:p>
          </draw:text-box>
        </draw:frame>
        <presentation:notes draw:style-name="dp2">
          <draw:page-thumbnail draw:style-name="gr1" draw:layer="layout" svg:width="0.001cm" svg:height="0.001cm" svg:x="0cm" svg:y="2.257cm" draw:page-number="31" presentation:class="page"/>
          <draw:frame presentation:style-name="pr16" draw:text-style-name="P11"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Password</text:p>
          </draw:text-box>
        </draw:frame>
        <draw:frame draw:style-name="gr5" draw:text-style-name="P16" draw:layer="layout" svg:width="26.168cm" svg:height="10.848cm" svg:x="0.952cm" svg:y="3.89cm">
          <draw:text-box>
            <text:p><text:span text:style-name="T34">&lt;ask&gt;</text:span></text:p>
            <text:p><text:span text:style-name="T34"><text:s text:c="2"/></text:span><text:span text:style-name="T34">&lt;question&gt;</text:span><text:span text:style-name="T35">Password</text:span><text:span text:style-name="T34">&lt;/question&gt;</text:span></text:p>
            <text:p><text:span text:style-name="T34"><text:s text:c="2"/></text:span><text:span text:style-name="T34">&lt;type&gt;</text:span><text:span text:style-name="T35">string</text:span><text:span text:style-name="T34">&lt;/type&gt;</text:span></text:p>
            <text:p><text:span text:style-name="T34"><text:s text:c="2"/></text:span><text:span text:style-name="T34">&lt;password </text:span><text:span text:style-name="T36">config:type=</text:span><text:span text:style-name="T37">"boolean"</text:span><text:span text:style-name="T34">&gt;</text:span><text:span text:style-name="T35">true</text:span><text:span text:style-name="T34">&lt;/password&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users,0,user_password</text:span><text:span text:style-name="T34">&lt;/path&gt;</text:span></text:p>
            <text:p><text:span text:style-name="T34"><text:s text:c="4"/></text:span><text:span text:style-name="T34">&lt;path&gt;</text:span><text:span text:style-name="T35">users,1,user_password</text:span><text:span text:style-name="T34">&lt;/path&gt;</text:span></text:p>
            <text:p><text:span text:style-name="T34"><text:s text:c="2"/></text:span><text:span text:style-name="T34">&lt;/pathlist&gt;</text:span></text:p>
            <text:p><text:span text:style-name="T34"><text:s text:c="2"/></text:span><text:span text:style-name="T34">&lt;element </text:span><text:span text:style-name="T36">config:type=</text:span><text:span text:style-name="T37">"integer"</text:span><text:span text:style-name="T34">&gt;</text:span><text:span text:style-name="T35">1</text:span><text:span text:style-name="T34">&lt;/element&gt;</text:span></text:p>
            <text:p><text:span text:style-name="T34"><text:s text:c="2"/></text:span><text:span text:style-name="T34">&lt;dialog </text:span><text:span text:style-name="T36">config:type=</text:span><text:span text:style-name="T37">"integer"</text:span><text:span text:style-name="T34">&gt;</text:span><text:span text:style-name="T35">1</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3" presentation:class="page"/>
          <draw:frame presentation:style-name="pr16" draw:text-style-name="P11"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Desktop Environment</text:p>
          </draw:text-box>
        </draw:frame>
        <draw:frame draw:style-name="gr5" draw:text-style-name="P16" draw:layer="layout" svg:width="26.168cm" svg:height="10.848cm" svg:x="0.952cm" svg:y="3.89cm">
          <draw:text-box>
            <text:p><text:span text:style-name="T34">&lt;ask&gt;</text:span></text:p>
            <text:p><text:span text:style-name="T34"><text:s text:c="2"/></text:span><text:span text:style-name="T34">&lt;title&gt;</text:span><text:span text:style-name="T35">Desktop Environment</text:span><text:span text:style-name="T34">&lt;/title&gt;</text:span></text:p>
            <text:p><text:span text:style-name="T34"><text:s text:c="2"/></text:span><text:span text:style-name="T34">&lt;question&gt;</text:span><text:span text:style-name="T35">What Desktop Environment do you prefer?</text:span><text:span text:style-name="T34">&lt;/question&gt;</text:span></text:p>
            <text:p><text:span text:style-name="T34"><text:s text:c="2"/></text:span><text:span text:style-name="T34">&lt;default&gt;</text:span><text:span text:style-name="T35">gnome</text:span><text:span text:style-name="T34">&lt;/default&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software,patterns,0</text:span><text:span text:style-name="T34">&lt;/path&gt;</text:span></text:p>
            <text:p><text:span text:style-name="T34"><text:s text:c="2"/></text:span><text:span text:style-name="T34">&lt;/pathlist&gt;</text:span></text:p>
            <text:p><text:span text:style-name="T34"><text:s text:c="2"/></text:span><text:span text:style-name="T34">&lt;selection </text:span><text:span text:style-name="T36">config:type=</text:span><text:span text:style-name="T37">"list"</text:span><text:span text:style-name="T34">&gt;</text:span></text:p>
            <text:p><text:span text:style-name="T34"><text:s text:c="4"/></text:span><text:span text:style-name="T34">&lt;entry&gt;&lt;value&gt;</text:span><text:span text:style-name="T35">gnome</text:span><text:span text:style-name="T34">&lt;/value&gt;&lt;label&gt;</text:span><text:span text:style-name="T35">GNOME</text:span><text:span text:style-name="T34">&lt;/label&gt;&lt;/entry&gt;</text:span></text:p>
            <text:p><text:span text:style-name="T34"><text:s text:c="4"/></text:span><text:span text:style-name="T34">&lt;entry&gt;&lt;value&gt;</text:span><text:span text:style-name="T35">kde</text:span><text:span text:style-name="T34">&lt;/value&gt;&lt;label&gt;</text:span><text:span text:style-name="T35">Plasma</text:span><text:span text:style-name="T34">&lt;/label&gt;&lt;/entry&gt;</text:span></text:p>
            <text:p><text:span text:style-name="T34"><text:s text:c="2"/></text:span><text:span text:style-name="T34">&lt;/selection&gt;</text:span></text:p>
            <text:p><text:span text:style-name="T34"><text:s text:c="2"/></text:span><text:span text:style-name="T34">&lt;dialog </text:span><text:span text:style-name="T36">config:type=</text:span><text:span text:style-name="T37">"integer"</text:span><text:span text:style-name="T34">&gt;</text:span><text:span text:style-name="T35">0</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4" presentation:class="page"/>
          <draw:frame presentation:style-name="pr16" draw:text-style-name="P11" draw:layer="layout" svg:width="16.799cm" svg:height="13.364cm" svg:x="2.1cm" svg:y="14.107cm" presentation:class="notes" presentation:placeholder="true">
            <draw:text-box/>
          </draw:frame>
        </presentation:notes>
      </draw:page>
      <draw:page draw:name="page3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office:forms form:automatic-focus="false" form:apply-design-mode="false"/>
          <draw:page-thumbnail draw:style-name="gr1" draw:layer="layout" svg:width="0.001cm" svg:height="0.001cm" svg:x="0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20" draw:text-style-name="P1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8"/></text:p>
            <text:p text:style-name="P5"><text:span text:style-name="T39">jing \ /usr/share/YaST2/schema/autoyast/rng/profile.rng \ /path/to/your/profile.xml</text:span></text:p>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office:forms form:automatic-focus="false" form:apply-design-mode="false"/>
          <draw:page-thumbnail draw:style-name="gr1" draw:layer="layout" svg:width="0.001cm" svg:height="0.001cm" svg:x="0cm" svg:y="2.257cm" draw:page-number="43" presentation:class="page"/>
          <draw:frame presentation:style-name="pr9" draw:text-style-name="P11"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20" draw:text-style-name="P11"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4" draw:layer="layout" svg:width="16.799cm" svg:height="13.364cm" svg:x="2.1cm" svg:y="14.107cm" presentation:class="notes" presentation:placeholder="true">
            <draw:text-box/>
          </draw:frame>
        </presentation:notes>
      </draw:page>
      <draw:page draw:name="page48"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8" presentation:class="page"/>
          <draw:frame presentation:style-name="pr21" draw:text-style-name="P4" draw:layer="layout" svg:width="16.799cm" svg:height="13.364cm" svg:x="2.1cm" svg:y="14.107cm" presentation:class="notes" presentation:placeholder="true">
            <draw:text-box/>
          </draw:frame>
        </presentation:notes>
      </draw:page>
      <draw:page draw:name="page49"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9"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4T17:00:14.060013958</dc:date>
    <meta:editing-duration>P5DT12H31M9S</meta:editing-duration>
    <meta:editing-cycles>91</meta:editing-cycles>
    <meta:generator>LibreOffice/6.0.4.2$Linux_X86_64 LibreOffice_project/00m0$Build-2</meta:generator>
    <meta:document-statistic meta:object-count="299"/>
  </office:meta>
</office:document-meta>
</file>